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52a29" officeooo:paragraph-rsid="00152a29"/>
    </style:style>
    <style:style style:name="P3" style:family="paragraph" style:parent-style-name="Standard">
      <style:paragraph-properties fo:text-align="center" style:justify-single-word="false"/>
      <style:text-properties officeooo:rsid="00152a29" officeooo:paragraph-rsid="00152a29"/>
    </style:style>
    <style:style style:name="P4" style:family="paragraph" style:parent-style-name="Standard">
      <style:text-properties officeooo:rsid="00152a29" officeooo:paragraph-rsid="0016f4fa"/>
    </style:style>
    <style:style style:name="P5" style:family="paragraph" style:parent-style-name="Standard">
      <style:text-properties officeooo:rsid="00152a29" officeooo:paragraph-rsid="0017030c"/>
    </style:style>
    <style:style style:name="P6" style:family="paragraph" style:parent-style-name="Standard">
      <style:text-properties officeooo:rsid="00152a29" officeooo:paragraph-rsid="0017e56b"/>
    </style:style>
    <style:style style:name="P7" style:family="paragraph" style:parent-style-name="Standard">
      <style:text-properties officeooo:rsid="00152a29" officeooo:paragraph-rsid="00188944"/>
    </style:style>
    <style:style style:name="P8" style:family="paragraph" style:parent-style-name="Standard">
      <style:text-properties fo:font-style="italic" officeooo:rsid="00152a29" officeooo:paragraph-rsid="00152a29" style:font-style-asian="italic" style:font-style-complex="italic"/>
    </style:style>
    <style:style style:name="P9" style:family="paragraph" style:parent-style-name="Standard">
      <style:text-properties officeooo:rsid="0016f4fa" officeooo:paragraph-rsid="0016f4fa"/>
    </style:style>
    <style:style style:name="P10" style:family="paragraph" style:parent-style-name="Standard">
      <style:text-properties officeooo:rsid="0017e56b" officeooo:paragraph-rsid="0017e56b"/>
    </style:style>
    <style:style style:name="P11" style:family="paragraph" style:parent-style-name="Standard">
      <style:text-properties officeooo:rsid="00188944" officeooo:paragraph-rsid="00188944"/>
    </style:style>
    <style:style style:name="P12" style:family="paragraph" style:parent-style-name="Standard">
      <style:text-properties officeooo:rsid="001a1539" officeooo:paragraph-rsid="001a1539"/>
    </style:style>
    <style:style style:name="P13" style:family="paragraph" style:parent-style-name="Standard">
      <style:text-properties officeooo:rsid="001b0738" officeooo:paragraph-rsid="001b0738"/>
    </style:style>
    <style:style style:name="T1" style:family="text">
      <style:text-properties officeooo:rsid="00152a29"/>
    </style:style>
    <style:style style:name="T2" style:family="text">
      <style:text-properties officeooo:rsid="0016f4fa"/>
    </style:style>
    <style:style style:name="T3" style:family="text">
      <style:text-properties officeooo:rsid="0017030c"/>
    </style:style>
    <style:style style:name="T4" style:family="text">
      <style:text-properties style:font-name="Courier New"/>
    </style:style>
    <style:style style:name="T5" style:family="text">
      <style:text-properties officeooo:rsid="0017e56b"/>
    </style:style>
    <style:style style:name="T6" style:family="text">
      <style:text-properties officeooo:rsid="00188944"/>
    </style:style>
    <style:style style:name="T7" style:family="text">
      <style:text-properties officeooo:rsid="001a1539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6f4fa"/>
    </style:style>
    <style:style style:name="T11" style:family="text">
      <style:text-properties style:text-position="super 58%" officeooo:rsid="0017030c"/>
    </style:style>
    <style:style style:name="T12" style:family="text">
      <style:text-properties style:text-position="super 58%" officeooo:rsid="001b0738"/>
    </style:style>
    <style:style style:name="T13" style:family="text">
      <style:text-properties officeooo:rsid="001b0738"/>
    </style:style>
    <style:style style:name="T14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endent Asymmetric Paths</text:p>
      <text:p text:style-name="P3">by Sven Nilsen, 2019</text:p>
      <text:p text:style-name="P2"/>
      <text:p text:style-name="P8">In this paper I introduce <text:span text:style-name="T2">notation for </text:span>dependent asymmetric paths.</text:p>
      <text:p text:style-name="P2"/>
      <text:p text:style-name="P2">A dependent asymmetric path is an asymmetric path<text:span text:style-name="T9"><text:reference-ref text:reference-format="text" text:ref-name="1">[1]</text:reference-ref></text:span> which depends on the value on some previous argument. <text:span text:style-name="T2">The idea is s</text:span>imilar to dependent <text:span text:style-name="T2">types</text:span><text:span text:style-name="T10"><text:reference-ref text:reference-format="text" text:ref-name="2">[2]</text:reference-ref></text:span><text:span text:style-name="T2">, but for asymmetric paths.</text:span></text:p>
      <text:p text:style-name="P2"/>
      <text:p text:style-name="P9">Assume the following system:</text:p>
      <text:p text:style-name="P2"/>
      <text:p text:style-name="P2"><text:span text:style-name="T4">∵</text:span><text:tab/>select : state ⨯ item → state</text:p>
      <text:p text:style-name="P2"><text:span text:style-name="T4">∵</text:span><text:tab/>selected : state ⨯ item → bool</text:p>
      <text:p text:style-name="P2"/>
      <text:p text:style-name="P6"><text:span text:style-name="T4">∵</text:span><text:tab/><text:span text:style-name="T5">|state| &gt; |item|<text:tab/><text:tab/><text:tab/><text:tab/>The type of `state` is larger than the type of `item`</text:span></text:p>
      <text:p text:style-name="P2"/>
      <text:p text:style-name="P9">One would like to translate the following from first-order logic<text:span text:style-name="T9"><text:reference-ref text:reference-format="text" text:ref-name="3">[3]</text:reference-ref></text:span> to path semantical notation:</text:p>
      <text:p text:style-name="P2"/>
      <text:p text:style-name="P2"><text:tab/>∀ <text:span text:style-name="T2">s, it { </text:span>selected(select(s, it), it) = true <text:span text:style-name="T2">}<text:tab/><text:tab/><text:tab/>First order logic</text:span></text:p>
      <text:p text:style-name="P2"/>
      <text:p text:style-name="P9"><text:span text:style-name="T3">By using the notation for dependent asymmetric paths and notation for existential path equations</text:span><text:span text:style-name="T11"><text:reference-ref text:reference-format="text" text:ref-name="4">[4]</text:reference-ref></text:span><text:span text:style-name="T3">:</text:span></text:p>
      <text:p text:style-name="P2"/>
      <text:p text:style-name="P2"><text:span text:style-name="T4">∵</text:span><text:tab/>select[unit ⨯ [id] it → (selected it)] &lt;=&gt; \true<text:tab/><text:tab/><text:span text:style-name="T3">Dependent asymmetric path</text:span></text:p>
      <text:p text:style-name="P2"/>
      <text:p text:style-name="P2"><text:span text:style-name="T4">∴</text:span><text:tab/><text:span text:style-name="T3">it : item</text:span></text:p>
      <text:p text:style-name="P2"><text:span text:style-name="T4">∴</text:span><text:tab/><text:span text:style-name="T3">(selected it) : state → bool</text:span></text:p>
      <text:p text:style-name="P7"><text:span text:style-name="T4">∴</text:span><text:tab/>select[unit ⨯ [id] it → (selected it)] : <text:span text:style-name="T6">() </text:span>⨯<text:span text:style-name="T6"> item → bool<text:tab/>Can be treated as `item → bool`</text:span></text:p>
      <text:p text:style-name="P2"/>
      <text:p text:style-name="P10">The `<text:span text:style-name="T1">[id] it</text:span>` expression introduces the variable `it` at the same time as telling that the information about `item` is preserved in the asymmetric path. <text:span text:style-name="T13">For more information about `id` and `unit`, see the standard dictionary for list of functions</text:span><text:span text:style-name="T12"><text:reference-ref text:reference-format="text" text:ref-name="5">[5]</text:reference-ref></text:span><text:span text:style-name="T13">.</text:span><text:line-break/><text:line-break/><text:span text:style-name="T3">Notice that since the information about the state is erased, the following would be absurd:</text:span></text:p>
      <text:p text:style-name="P2"/>
      <text:p text:style-name="P5"><text:tab/>select[unit ⨯ [id] it → <text:span text:style-name="T3">id</text:span>] : <text:span text:style-name="T3">item → state<text:tab/><text:tab/>ERROR: `|state| &gt; |item|`</text:span></text:p>
      <text:p text:style-name="P5"/>
      <text:p text:style-name="P10">This is because one can not map deterministically from a smaller type with pure functions.</text:p>
      <text:p text:style-name="P10">However, since `(selected it)` maps to a type `bool`, <text:span text:style-name="T6">the type becomes `item → bool`.</text:span></text:p>
      <text:p text:style-name="P2"/>
      <text:p text:style-name="P11"><text:span text:style-name="T13">Starting with decoupled syntax, one can see that the output path depends on the argument:</text:span></text:p>
      <text:p text:style-name="P2"/>
      <text:p text:style-name="P2"><text:span text:style-name="T4">∵</text:span><text:tab/>select(_ : state, it : item) = [selected it] true</text:p>
      <text:p text:style-name="P2"><text:span text:style-name="T4">∴</text:span><text:tab/>select(_ : state, it : [id] it) = [selected it] true</text:p>
      <text:p text:style-name="P2"><text:span text:style-name="T4">∴</text:span><text:tab/>select[unit ⨯ id]((), it) = [selected it] true</text:p>
      <text:p text:style-name="P4"><text:span text:style-name="T4">∴</text:span><text:tab/>select[unit ⨯ [id] it → (selected it)] &lt;=&gt; \true</text:p>
      <text:p text:style-name="P4"/>
      <text:h text:style-name="P1" text:outline-level="3">References:</text:h>
      <text:p text:style-name="P12"/>
      <text:p text:style-name="P12"><text:reference-mark-start text:name="1"/>[1]<text:reference-mark-end text:name="1"/><text:tab/>“Algebraic Notation for Asymmetric Paths”</text:p>
      <text:p text:style-name="P12"><text:tab/>Sven Nilsen, 2017</text:p>
      <text:p text:style-name="P12"><text:tab/><text:a xlink:type="simple" xlink:href="https://github.com/advancedresearch/path_semantics/blob/master/papers-wip/algebraic-notation-for-asymmetric-paths.pdf" text:style-name="Internet_20_link" text:visited-style-name="Visited_20_Internet_20_Link"><text:span text:style-name="T8">https://github.com/advancedresearch/path_semantics/blob/master/papers-wip/algebraic-notation-for-asymmetric-paths.pdf</text:span></text:a></text:p>
      <text:p text:style-name="P12"/>
      <text:p text:style-name="P13"><text:reference-mark-start text:name="2"/>[2]<text:reference-mark-end text:name="2"/><text:tab/>“Dependent type”</text:p>
      <text:p text:style-name="P13"><text:tab/>Wikipedia</text:p>
      <text:p text:style-name="P13"><text:tab/><text:a xlink:type="simple" xlink:href="https://en.wikipedia.org/wiki/Dependent_type" text:style-name="Internet_20_link" text:visited-style-name="Visited_20_Internet_20_Link"><text:span text:style-name="T8">https://en.wikipedia.org/wiki/Dependent_type</text:span></text:a></text:p>
      <text:p text:style-name="P13"/>
      <text:p text:style-name="P13"><text:reference-mark-start text:name="3"/>[3]<text:reference-mark-end text:name="3"/><text:tab/>“First-order logic”</text:p>
      <text:p text:style-name="P13"><text:tab/>Wikipedia</text:p>
      <text:p text:style-name="P13"><text:tab/><text:a xlink:type="simple" xlink:href="https://en.wikipedia.org/wiki/First-order_logic" text:style-name="Internet_20_link" text:visited-style-name="Visited_20_Internet_20_Link"><text:span text:style-name="T8">https://en.wikipedia.org/wiki/First-order_logic</text:span></text:a></text:p>
      <text:p text:style-name="P13"/>
      <text:p text:style-name="P13"><text:reference-mark-start text:name="4"/>[4]<text:reference-mark-end text:name="4"/><text:tab/>“Higher Order Operator Overloading and Existential Path Equations”</text:p>
      <text:p text:style-name="P13"><text:tab/>Sven Nilsen, 2019</text:p>
      <text:p text:style-name="P13"><text:tab/><text:a xlink:type="simple" xlink:href="https://github.com/advancedresearch/path_semantics/blob/master/papers-wip/higher-order-operator-overloading-and-existential-path-equations.pdf" text:style-name="Internet_20_link" text:visited-style-name="Visited_20_Internet_20_Link"><text:span text:style-name="T14">https://github.com/advancedresearch/path_semantics/blob/master/papers-wip/higher-order-operator-overloading-and-existential-path-equations.pdf</text:span></text:a></text:p>
      <text:p text:style-name="P13"/>
      <text:p text:style-name="P13"><text:reference-mark-start text:name="5"/>[5]<text:reference-mark-end text:name="5"/><text:tab/>“Standard Dictionary for Path Semantics – Alphabetic List of Functions”</text:p>
      <text:p text:style-name="P13"><text:tab/>Sven Nilsen, 2017</text:p>
      <text:p text:style-name="P13"><text:tab/><text:a xlink:type="simple" xlink:href="https://github.com/advancedresearch/path_semantics/blob/master/papers-wip/alphabetic-list-of-functions.pdf" text:style-name="Internet_20_link" text:visited-style-name="Visited_20_Internet_20_Link"><text:span text:style-name="T8">https://github.com/advancedresearch/path_semantics/blob/master/papers-wip/alphabetic-list-of-functions.pdf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0:47:48.352300000</meta:creation-date>
    <dc:date>2019-09-11T12:11:06.011240000</dc:date>
    <meta:editing-duration>PT1M42S</meta:editing-duration>
    <meta:editing-cycles>1</meta:editing-cycles>
    <meta:document-statistic meta:table-count="0" meta:image-count="0" meta:object-count="0" meta:page-count="2" meta:paragraph-count="40" meta:word-count="370" meta:character-count="2584" meta:non-whitespace-character-count="2233"/>
    <meta:generator>LibreOffice/5.1.2.2$MacOSX_X86_64 LibreOffice_project/d3bf12ecb743fc0d20e0be0c58ca359301eb705f</meta:generator>
  </office:meta>
</office:document-meta>
</file>